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986cm" svg:height="1.782cm" svg:x="0.919cm" svg:y="1.449cm">
          <text:p text:style-name="P1">ld/configu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8cm" svg:height="1.782cm" svg:x="9.119cm" svg:y="1.449cm">
          <text:p text:style-name="P1">ld/configure.tg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32cm" svg:y1="2.284cm" svg:x2="9.135cm" svg:y2="2.284cm">
          <text:p/>
        </draw:line>
        <draw:frame draw:style-name="gr3" draw:text-style-name="P3" draw:layer="layout" svg:width="2.117cm" svg:height="0.645cm" svg:x="6.517cm" svg:y="1.755cm">
          <draw:text-box>
            <text:p><text:span text:style-name="T1">sources</text:span></text:p>
          </draw:text-box>
        </draw:frame>
        <draw:frame draw:style-name="gr4" draw:text-style-name="P4" draw:layer="layout" svg:width="11.224cm" svg:height="1.673cm" svg:x="15.457cm" svg:y="1.448cm">
          <draw:text-box>
            <text:p><text:span text:style-name="T2">Sets emulation which becomes EMUL environment variable in main configure script</text:span><text:span text:style-name="T2"><text:line-break/></text:span><text:span text:style-name="T2">Example: EMUL=elf_i386</text:span></text:p>
          </draw:text-box>
        </draw:frame>
        <draw:custom-shape draw:style-name="gr1" draw:text-style-name="P1" draw:layer="layout" svg:width="4.986cm" svg:height="1.782cm" svg:x="0.947cm" svg:y="6.072cm">
          <text:p text:style-name="P1">Makefi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3.231cm" svg:x2="3.342cm" svg:y2="6.128cm">
          <text:p/>
        </draw:line>
        <draw:frame draw:style-name="gr3" draw:text-style-name="P3" draw:layer="layout" svg:width="2.117cm" svg:height="0.645cm" svg:x="3.739cm" svg:y="4.402cm">
          <draw:text-box>
            <text:p><text:span text:style-name="T1">generates</text:span></text:p>
          </draw:text-box>
        </draw:frame>
        <draw:custom-shape draw:style-name="gr1" draw:text-style-name="P1" draw:layer="layout" svg:width="4.986cm" svg:height="6.595cm" svg:x="0.947cm" svg:y="10.172cm">
          <text:p text:style-name="P1">Genscripts.sh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7.882cm" svg:x2="3.342cm" svg:y2="10.138cm">
          <text:p/>
        </draw:line>
        <draw:frame draw:style-name="gr5" draw:text-style-name="P3" draw:layer="layout" svg:width="5.256cm" svg:height="1.039cm" svg:x="3.601cm" svg:y="8.692cm">
          <draw:text-box>
            <text:p><text:span text:style-name="T1">Calls with emulation as parameter </text:span><text:span text:style-name="T3">this_emulation</text:span></text:p>
          </draw:text-box>
        </draw:frame>
        <draw:custom-shape draw:style-name="gr1" draw:text-style-name="P1" draw:layer="layout" svg:width="6.818cm" svg:height="1.782cm" svg:x="9.447cm" svg:y="10.172cm">
          <text:p text:style-name="P1">&lt;this_emulation&gt;.sh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cm" svg:y1="11.085cm" svg:x2="9.491cm" svg:y2="11.085cm">
          <text:p/>
        </draw:line>
        <draw:frame draw:style-name="gr3" draw:text-style-name="P3" draw:layer="layout" svg:width="2.117cm" svg:height="0.645cm" svg:x="6.574cm" svg:y="10.501cm">
          <draw:text-box>
            <text:p><text:span text:style-name="T1">runs</text:span></text:p>
          </draw:text-box>
        </draw:frame>
        <draw:frame draw:style-name="gr6" draw:text-style-name="P4" draw:layer="layout" svg:width="11.224cm" svg:height="2.621cm" svg:x="16.961cm" svg:y="9.678cm">
          <draw:text-box>
            <text:p><text:span text:style-name="T2">Located in ld/emulparams</text:span></text:p>
            <text:p><text:span text:style-name="T2">Sets a few variables, among them </text:span><text:span text:style-name="T2"><text:line-break/></text:span><text:span text:style-name="T2">TEXT_START_ADDR=0x08048000</text:span></text:p>
            <text:p><text:span text:style-name="T2">SCRIPT_NAME=elf</text:span></text:p>
            <text:p><text:span text:style-name="T2">TEMPLATE_NAME=elf32</text:span></text:p>
          </draw:text-box>
        </draw:frame>
        <draw:custom-shape draw:style-name="gr1" draw:text-style-name="P1" draw:layer="layout" svg:width="6.818cm" svg:height="1.782cm" svg:x="9.448cm" svg:y="12.872cm">
          <text:p text:style-name="P1">&lt;SCRIPT_NAME&gt;.s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1cm" svg:y1="13.785cm" svg:x2="9.492cm" svg:y2="13.785cm">
          <text:p/>
        </draw:line>
        <draw:frame draw:style-name="gr3" draw:text-style-name="P3" draw:layer="layout" svg:width="2.117cm" svg:height="0.645cm" svg:x="6.575cm" svg:y="13.201cm">
          <draw:text-box>
            <text:p><text:span text:style-name="T1">runs</text:span></text:p>
          </draw:text-box>
        </draw:frame>
        <draw:frame draw:style-name="gr4" draw:text-style-name="P4" draw:layer="layout" svg:width="8.244cm" svg:height="1.673cm" svg:x="16.961cm" svg:y="12.979cm">
          <draw:text-box>
            <text:p><text:span text:style-name="T2">Located in ld/scriptempl</text:span></text:p>
            <text:p><text:span text:style-name="T2">Provides specific content of default linker script which is then compiled into ld</text:span></text:p>
          </draw:text-box>
        </draw:frame>
        <draw:custom-shape draw:style-name="gr1" draw:text-style-name="P1" draw:layer="layout" svg:width="6.818cm" svg:height="1.782cm" svg:x="9.448cm" svg:y="15.272cm">
          <text:p text:style-name="P1">&lt;TEMPLATE_<text:line-break/>NAME&gt;-generic.e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61cm" svg:y1="16.185cm" svg:x2="9.492cm" svg:y2="16.185cm">
          <text:p/>
        </draw:line>
        <draw:frame draw:style-name="gr3" draw:text-style-name="P3" draw:layer="layout" svg:width="2.117cm" svg:height="0.645cm" svg:x="6.575cm" svg:y="15.601cm">
          <draw:text-box>
            <text:p><text:span text:style-name="T1">runs</text:span></text:p>
          </draw:text-box>
        </draw:frame>
        <draw:frame draw:style-name="gr4" draw:text-style-name="P4" draw:layer="layout" svg:width="8.244cm" svg:height="1.673cm" svg:x="16.961cm" svg:y="15.379cm">
          <draw:text-box>
            <text:p><text:span text:style-name="T2">Located in ld/emultempl</text:span></text:p>
            <text:p><text:span text:style-name="T2">Provides generic content of default linker script which is then compiled into ld</text:span></text:p>
          </draw:text-box>
        </draw:frame>
        <draw:custom-shape draw:style-name="gr1" draw:text-style-name="P1" draw:layer="layout" svg:width="4.98cm" svg:height="1.782cm" svg:x="0.953cm" svg:y="18.224cm">
          <text:p text:style-name="P1">e&lt;this_<text:line-break/>emulation&gt;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426cm" svg:y1="16.739cm" svg:x2="3.426cm" svg:y2="18.243cm">
          <text:p/>
        </draw:line>
        <draw:frame draw:style-name="gr3" draw:text-style-name="P3" draw:layer="layout" svg:width="2.117cm" svg:height="0.645cm" svg:x="4.014cm" svg:y="17.245cm">
          <draw:text-box>
            <text:p><text:span text:style-name="T1">creat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6" draw:layer="layout" svg:width="6.072cm" svg:height="0.962cm" svg:x="0.752cm" svg:y="1.532cm">
          <draw:text-box>
            <text:p>$CTOS_PREFIX</text:p>
          </draw:text-box>
        </draw:frame>
        <draw:line draw:style-name="gr9" draw:text-style-name="P2" draw:layer="layout" svg:x1="5.96cm" svg:y1="2.033cm" svg:x2="11.419cm" svg:y2="2.033cm">
          <text:p/>
        </draw:line>
        <draw:line draw:style-name="gr9" draw:text-style-name="P2" draw:layer="layout" svg:x1="11.419cm" svg:y1="2.006cm" svg:x2="11.419cm" svg:y2="16.015cm">
          <text:p/>
        </draw:line>
        <draw:line draw:style-name="gr9" draw:text-style-name="P2" draw:layer="layout" svg:x1="11.421cm" svg:y1="5.014cm" svg:x2="15.654cm" svg:y2="5.014cm">
          <text:p/>
        </draw:line>
        <draw:line draw:style-name="gr9" draw:text-style-name="P2" draw:layer="layout" svg:x1="11.421cm" svg:y1="8.715cm" svg:x2="15.654cm" svg:y2="8.715cm">
          <text:p/>
        </draw:line>
        <draw:line draw:style-name="gr9" draw:text-style-name="P2" draw:layer="layout" svg:x1="11.421cm" svg:y1="12.415cm" svg:x2="15.654cm" svg:y2="12.415cm">
          <text:p/>
        </draw:line>
        <draw:line draw:style-name="gr9" draw:text-style-name="P2" draw:layer="layout" svg:x1="11.421cm" svg:y1="16.114cm" svg:x2="15.654cm" svg:y2="16.114cm">
          <text:p/>
        </draw:line>
        <draw:frame draw:style-name="gr8" draw:text-style-name="P6" draw:layer="layout" svg:width="7.715cm" svg:height="0.962cm" svg:x="16.237cm" svg:y="4.568cm">
          <draw:text-box>
            <text:p>src</text:p>
          </draw:text-box>
        </draw:frame>
        <draw:frame draw:style-name="gr8" draw:text-style-name="P6" draw:layer="layout" svg:width="7.715cm" svg:height="0.962cm" svg:x="16.238cm" svg:y="8.268cm">
          <draw:text-box>
            <text:p>install</text:p>
          </draw:text-box>
        </draw:frame>
        <draw:frame draw:style-name="gr8" draw:text-style-name="P6" draw:layer="layout" svg:width="7.715cm" svg:height="0.962cm" svg:x="16.239cm" svg:y="11.968cm">
          <draw:text-box>
            <text:p>sysroot</text:p>
          </draw:text-box>
        </draw:frame>
        <draw:frame draw:style-name="gr8" draw:text-style-name="P6" draw:layer="layout" svg:width="7.715cm" svg:height="0.962cm" svg:x="16.24cm" svg:y="15.568cm">
          <draw:text-box>
            <text:p>build</text:p>
          </draw:text-box>
        </draw:frame>
        <draw:custom-shape draw:style-name="gr10" draw:text-style-name="P7" draw:layer="layout" svg:width="6.183cm" svg:height="1.671cm" svg:x="18.883cm" svg:y="3.008cm">
          <text:p text:style-name="P1"><text:span text:style-name="T2">Here we place our modified sources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6.183cm" svg:height="1.671cm" svg:x="19.884cm" svg:y="6.909cm">
          <text:p text:style-name="P1"><text:span text:style-name="T2">This is were we install our toolchain, use this as --prefix with configure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6.183cm" svg:height="1.671cm" svg:x="20.085cm" svg:y="10.61cm">
          <text:p text:style-name="P1"><text:span text:style-name="T2">Here we place the system include files for GCC, use this as --with-sysroot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6.183cm" svg:height="1.671cm" svg:x="20.086cm" svg:y="14.111cm">
          <text:p text:style-name="P1"><text:span text:style-name="T2">This is were we build everything</text:span></text:p>
          <draw:enhanced-geometry svg:viewBox="0 0 21600 21600" draw:text-areas="800 800 20800 20800" draw:type="round-rectangular-callout" draw:modifiers="-3691.97930142303 23408.6124401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2-02-12T14:39:41</meta:creation-date>
    <dc:date>2018-05-05T18:07:04.093662058</dc:date>
    <dc:creator>Christian </dc:creator>
    <meta:editing-duration>PT23M26S</meta:editing-duration>
    <meta:editing-cycles>25</meta:editing-cycles>
    <meta:generator>LibreOffice/5.1.6.2$Linux_X86_64 LibreOffice_project/10m0$Build-2</meta:generator>
    <meta:document-statistic meta:object-count="66"/>
  </office:meta>
</office:document-meta>
</file>